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ir Faci</text:p>
      <text:p text:style-name="P1">CS440</text:p>
      <text:p text:style-name="P1">Fall Semester</text:p>
      <text:p text:style-name="P2"/>
      <text:p text:style-name="P2">Project Description</text:p>
      <text:p text:style-name="P2"/>
      <text:p text:style-name="P2"/>
      <text:p text:style-name="P3">Problem: <text:s/>Write a program in C/C++ that will demonstrate the use of Steganography, the art and science of writing hidden messages in such a way that non one apart from the intended recipient knows of the existence of the message. <text:s/>The program should be able to limbed date in various image formats (jpeg, tiff, png) without altering the image quality. <text:s/>The program should also be able to extra the written date and write the file to a usable format. <text:s/></text:p>
      <text:p text:style-name="P3"/>
      <text:p text:style-name="P3"/>
      <text:p text:style-name="P3">Optional Components: <text:s/></text:p>
      <text:list text:style-name="L1">
        <text:list-item>
          <text:p text:style-name="P4">Write a graphical front end to the program for ease of use using qt or gtk.</text:p>
        </text:list-item>
        <text:list-item>
          <text:p text:style-name="P4">add a crypto to not only embed but also encrypt the data inside the image</text:p>
        </text:list-item>
        <text:list-item>
          <text:p text:style-name="P4">Add ability to embed date in sound and movie formats as well.</text:p>
        </text:list-item>
      </text:list>
      <text:p text:style-name="P3"/>
      <text:p text:style-name="P3">Rough cost estimate: <text:s/></text:p>
      <text:list text:style-name="L2">
        <text:list-item>
          <text:p text:style-name="P5">research of image files, RFCs, and how various formats store data. <text:s text:c="2"/>(30% <text:s/>--40 hours)</text:p>
        </text:list-item>
        <text:list-item>
          <text:p text:style-name="P5">Design <text:s text:c="2"/>(10% <text:s/>--- <text:s/>13 hours)</text:p>
        </text:list-item>
        <text:list-item>
          <text:p text:style-name="P5">Implementation + Testing <text:s/>(50% -- 65 hours)</text:p>
        </text:list-item>
        <text:list-item>
          <text:p text:style-name="P5">Documenting <text:s/>-- (10% -- 13 hours)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1" style:font-size-asian="12pt" style:language-asian="en" style:country-asian="US" style:font-name-complex="Bitstream Vera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6-09-14T15:03:40</meta:creation-date>
    <dc:date>2006-09-14T16:20:01</dc:date>
    <dc:language>en-US</dc:language>
    <meta:editing-cycles>3</meta:editing-cycles>
    <meta:editing-duration>PT1H16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162" meta:character-count="943"/>
  </office:meta>
</office:document-meta>
</file>